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729fcf" draw:fill-gradient-name="Radial_20_red_2f_yellow" draw:textarea-horizontal-align="justify" draw:textarea-vertical-align="middle" draw:auto-grow-height="false" fo:min-height="1.152cm" fo:min-width="1.13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fill="solid" draw:fill-color="#ffd320" draw:textarea-vertical-align="middle" draw:auto-grow-height="false" fo:min-height="0cm" fo:min-width="0cm"/>
    </style:style>
    <style:style style:name="gr5" style:family="graphic" style:parent-style-name="standard">
      <style:graphic-properties draw:fill="none" draw:fill-color="#ffd320" draw:textarea-vertical-align="middle" draw:auto-grow-height="false" fo:min-height="0cm" fo:min-width="0cm"/>
    </style:style>
    <style:style style:name="P1" style:family="paragraph">
      <loext:graphic-properties draw:fill="gradient" draw:fill-color="#729fcf" draw:fill-gradient-name="Radial_20_red_2f_yellow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d320"/>
      <style:paragraph-properties fo:text-align="center"/>
    </style:style>
    <style:style style:name="P5" style:family="paragraph">
      <loext:graphic-properties draw:fill="none" draw:fill-color="#ffd32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1cm" svg:height="1.869cm" svg:x="5.3cm" svg:y="8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2" draw:layer="layout" svg:x1="5.5cm" svg:y1="8.8cm" svg:x2="5.5cm" svg:y2="10.2cm">
          <text:p/>
        </draw:line>
        <draw:line draw:style-name="gr2" draw:text-style-name="P2" draw:layer="layout" svg:x1="5.7cm" svg:y1="8.8cm" svg:x2="5.7cm" svg:y2="10.2cm">
          <text:p/>
        </draw:line>
        <draw:line draw:style-name="gr2" draw:text-style-name="P2" draw:layer="layout" svg:x1="5.9cm" svg:y1="8.8cm" svg:x2="5.9cm" svg:y2="10.2cm">
          <text:p/>
        </draw:line>
        <draw:line draw:style-name="gr2" draw:text-style-name="P2" draw:layer="layout" svg:x1="6.1cm" svg:y1="8.8cm" svg:x2="6.1cm" svg:y2="10.2cm">
          <text:p/>
        </draw:line>
        <draw:line draw:style-name="gr2" draw:text-style-name="P2" draw:layer="layout" svg:x1="6.3cm" svg:y1="8.8cm" svg:x2="6.3cm" svg:y2="10.2cm">
          <text:p/>
        </draw:line>
        <draw:line draw:style-name="gr2" draw:text-style-name="P2" draw:layer="layout" svg:x1="6.5cm" svg:y1="8.8cm" svg:x2="6.5cm" svg:y2="10.2cm">
          <text:p/>
        </draw:line>
        <draw:line draw:style-name="gr2" draw:text-style-name="P2" draw:layer="layout" svg:x1="6.7cm" svg:y1="8.8cm" svg:x2="6.7cm" svg:y2="10.2cm">
          <text:p/>
        </draw:line>
        <draw:line draw:style-name="gr2" draw:text-style-name="P2" draw:layer="layout" svg:x1="5.5cm" svg:y1="8.8cm" svg:x2="5.972cm" svg:y2="8.331cm">
          <text:p/>
        </draw:line>
        <draw:line draw:style-name="gr2" draw:text-style-name="P2" draw:layer="layout" svg:x1="5.7cm" svg:y1="8.8cm" svg:x2="6.172cm" svg:y2="8.331cm">
          <text:p/>
        </draw:line>
        <draw:line draw:style-name="gr2" draw:text-style-name="P2" draw:layer="layout" svg:x1="6.3cm" svg:y1="8.8cm" svg:x2="6.772cm" svg:y2="8.331cm">
          <text:p/>
        </draw:line>
        <draw:line draw:style-name="gr2" draw:text-style-name="P2" draw:layer="layout" svg:x1="6.5cm" svg:y1="8.8cm" svg:x2="6.972cm" svg:y2="8.331cm">
          <text:p/>
        </draw:line>
        <draw:line draw:style-name="gr2" draw:text-style-name="P2" draw:layer="layout" svg:x1="5.9cm" svg:y1="8.8cm" svg:x2="6.372cm" svg:y2="8.331cm">
          <text:p/>
        </draw:line>
        <draw:line draw:style-name="gr2" draw:text-style-name="P2" draw:layer="layout" svg:x1="6.1cm" svg:y1="8.8cm" svg:x2="6.572cm" svg:y2="8.331cm">
          <text:p/>
        </draw:line>
        <draw:line draw:style-name="gr2" draw:text-style-name="P2" draw:layer="layout" svg:x1="6.7cm" svg:y1="8.8cm" svg:x2="7.172cm" svg:y2="8.331cm">
          <text:p/>
        </draw:line>
        <draw:line draw:style-name="gr2" draw:text-style-name="P2" draw:layer="layout" svg:x1="7.071cm" svg:y1="8.663cm" svg:x2="7.071cm" svg:y2="10.063cm">
          <text:p/>
        </draw:line>
        <draw:line draw:style-name="gr2" draw:text-style-name="P2" draw:layer="layout" svg:x1="7.2cm" svg:y1="8.543cm" svg:x2="7.2cm" svg:y2="9.943cm">
          <text:p/>
        </draw:line>
        <draw:line draw:style-name="gr2" draw:text-style-name="P2" draw:layer="layout" svg:x1="7.305cm" svg:y1="8.428cm" svg:x2="7.305cm" svg:y2="9.828cm">
          <text:p/>
        </draw:line>
        <draw:line draw:style-name="gr2" draw:text-style-name="P2" draw:layer="layout" svg:x1="5.3cm" svg:y1="9cm" svg:x2="6.936cm" svg:y2="9cm">
          <text:p/>
        </draw:line>
        <draw:line draw:style-name="gr2" draw:text-style-name="P2" draw:layer="layout" svg:x1="5.282cm" svg:y1="9.2cm" svg:x2="6.918cm" svg:y2="9.2cm">
          <text:p/>
        </draw:line>
        <draw:line draw:style-name="gr2" draw:text-style-name="P2" draw:layer="layout" svg:x1="5.282cm" svg:y1="9.4cm" svg:x2="6.918cm" svg:y2="9.4cm">
          <text:p/>
        </draw:line>
        <draw:line draw:style-name="gr2" draw:text-style-name="P2" draw:layer="layout" svg:x1="5.282cm" svg:y1="9.6cm" svg:x2="6.918cm" svg:y2="9.6cm">
          <text:p/>
        </draw:line>
        <draw:line draw:style-name="gr2" draw:text-style-name="P2" draw:layer="layout" svg:x1="5.282cm" svg:y1="9.8cm" svg:x2="6.918cm" svg:y2="9.8cm">
          <text:p/>
        </draw:line>
        <draw:line draw:style-name="gr2" draw:text-style-name="P2" draw:layer="layout" svg:x1="5.282cm" svg:y1="10cm" svg:x2="6.918cm" svg:y2="10cm">
          <text:p/>
        </draw:line>
        <draw:line draw:style-name="gr2" draw:text-style-name="P2" draw:layer="layout" svg:x1="7.071cm" svg:y1="8.663cm" svg:x2="5.433cm" svg:y2="8.663cm">
          <text:p/>
        </draw:line>
        <draw:line draw:style-name="gr2" draw:text-style-name="P2" draw:layer="layout" svg:x1="7.2cm" svg:y1="8.543cm" svg:x2="5.562cm" svg:y2="8.543cm">
          <text:p/>
        </draw:line>
        <draw:line draw:style-name="gr2" draw:text-style-name="P2" draw:layer="layout" svg:x1="7.305cm" svg:y1="8.428cm" svg:x2="5.667cm" svg:y2="8.428cm">
          <text:p/>
        </draw:line>
        <draw:line draw:style-name="gr2" draw:text-style-name="P2" draw:layer="layout" svg:x1="6.936cm" svg:y1="9cm" svg:x2="7.4cm" svg:y2="8.533cm">
          <text:p/>
        </draw:line>
        <draw:line draw:style-name="gr2" draw:text-style-name="P2" draw:layer="layout" svg:x1="6.936cm" svg:y1="9.2cm" svg:x2="7.4cm" svg:y2="8.733cm">
          <text:p/>
        </draw:line>
        <draw:line draw:style-name="gr2" draw:text-style-name="P2" draw:layer="layout" svg:x1="6.936cm" svg:y1="9.392cm" svg:x2="7.4cm" svg:y2="8.925cm">
          <text:p/>
        </draw:line>
        <draw:line draw:style-name="gr2" draw:text-style-name="P2" draw:layer="layout" svg:x1="6.936cm" svg:y1="9.595cm" svg:x2="7.4cm" svg:y2="9.128cm">
          <text:p/>
        </draw:line>
        <draw:line draw:style-name="gr3" draw:text-style-name="P3" draw:layer="layout" svg:x1="10.558cm" svg:y1="13.436cm" svg:x2="10.774cm" svg:y2="13.217cm">
          <text:p/>
        </draw:line>
        <draw:line draw:style-name="gr2" draw:text-style-name="P2" draw:layer="layout" svg:x1="6.936cm" svg:y1="9.8cm" svg:x2="7.4cm" svg:y2="9.333cm">
          <text:p/>
        </draw:line>
        <draw:line draw:style-name="gr2" draw:text-style-name="P2" draw:layer="layout" svg:x1="6.936cm" svg:y1="9.996cm" svg:x2="7.4cm" svg:y2="9.529cm">
          <text:p/>
        </draw:line>
        <draw:custom-shape draw:style-name="gr4" draw:text-style-name="P4" draw:layer="layout" svg:width="0.672cm" svg:height="0.593cm" svg:x="8.241cm" svg:y="7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4" draw:layer="layout" svg:width="0.672cm" svg:height="0.593cm" svg:x="9.035cm" svg:y="7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4" draw:layer="layout" svg:width="0.672cm" svg:height="0.593cm" svg:x="9.828cm" svg:y="7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4" draw:layer="layout" svg:width="0.672cm" svg:height="0.593cm" svg:x="8.241cm" svg:y="8.1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4" draw:layer="layout" svg:width="0.672cm" svg:height="0.593cm" svg:x="9.035cm" svg:y="8.1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5" draw:layer="layout" svg:width="0.672cm" svg:height="0.593cm" svg:x="9.828cm" svg:y="8.1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4" draw:layer="layout" svg:width="0.672cm" svg:height="0.592cm" svg:x="8.241cm" svg:y="9.2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5" draw:layer="layout" svg:width="0.672cm" svg:height="0.592cm" svg:x="9.035cm" svg:y="9.2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5" draw:layer="layout" svg:width="0.672cm" svg:height="0.592cm" svg:x="9.828cm" svg:y="9.2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5" draw:layer="layout" svg:width="0.672cm" svg:height="0.593cm" svg:x="8.241cm" svg:y="10.1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5" draw:layer="layout" svg:width="0.672cm" svg:height="0.593cm" svg:x="9.035cm" svg:y="10.1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5" draw:layer="layout" svg:width="0.672cm" svg:height="0.593cm" svg:x="9.828cm" svg:y="10.1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1:05:11.385000000</meta:creation-date>
    <dc:date>2016-09-18T17:45:19.597377856</dc:date>
    <meta:editing-duration>PT4M11S</meta:editing-duration>
    <meta:editing-cycles>3</meta:editing-cycles>
    <meta:generator>LibreOffice/5.2.1.2$Linux_X86_64 LibreOffice_project/20m0$Build-2</meta:generator>
    <meta:document-statistic meta:object-count="46"/>
  </office:meta>
</office:document-meta>
</file>